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d0f2c" officeooo:paragraph-rsid="000d0f2c"/>
    </style:style>
    <style:style style:name="T1" style:family="text">
      <style:text-properties officeooo:rsid="000d961f"/>
    </style:style>
    <style:style style:name="T2" style:family="text">
      <style:text-properties officeooo:rsid="00101b9c"/>
    </style:style>
    <style:style style:name="T3" style:family="text">
      <style:text-properties officeooo:rsid="0011fae3"/>
    </style:style>
    <style:style style:name="T4" style:family="text">
      <style:text-properties officeooo:rsid="0013c891"/>
    </style:style>
    <style:style style:name="T5" style:family="text">
      <style:text-properties officeooo:rsid="001752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5:13-21</text:h>
      <text:h text:style-name="Heading_20_2" text:outline-level="2"><text:bookmark text:name="en-GNT-33659"/>Eternal Life</text:h>
      <text:list xml:id="list2708674673" text:style-name="L1">
        <text:list-item>
          <text:p text:style-name="P1">I am writing this to you so that you may know that you have eternal life—you that believe in the Son of God. <text:bookmark text:name="en-GNT-33660"/>We have courage in God's presence, because we are sure that he hears us if we ask him for anything that is according to his will. <text:bookmark text:name="en-GNT-33661"/>He hears us whenever we ask him; and since we know this is true, we know also that he gives us what we ask from him.<text:bookmark text:name="en-GNT-33662"/> If you see a believer commit a sin that does not lead to death, you should pray to God, who will give that person life. This applies to those whose sins do not lead to death. But there is sin which leads to death, and I do not say that you should pray to God about that. <text:bookmark text:name="en-GNT-33663"/>All wrongdoing is sin, but there is sin which does not lead to death.<text:bookmark text:name="en-GNT-33664"/> We know that no children of God keep on sinning, for the Son of God keeps them safe, and the Evil One cannot harm them.<text:bookmark text:name="en-GNT-33665"/> We know that we belong to God even though the whole world is under the rule of the Evil One.<text:bookmark text:name="en-GNT-33666"/> We know that the Son of God has come and has given us understanding, so that we know the true God. We live in union with the true God—in union with his Son Jesus Christ. This is the true God, and this is eternal life.<text:bookmark text:name="en-GNT-33667"/> My children, keep yourselves safe from false gods!</text:p>
        </text:list-item>
        <text:list-item>
          <text:p text:style-name="P2">Those who believe in the son of God have eternal life, they have courage in the presence of the Lord as they’re certain that he hears them. <text:span text:style-name="T1">Whatever we ask f</text:span><text:span text:style-name="T2">rom</text:span><text:span text:style-name="T1">God he will give us according to his will. </text:span><text:span text:style-name="T3">We should pray for the sins of fellow believers so that God can give them life, we should also do the same for ourselves. </text:span><text:span text:style-name="T4">Even though the world is under the rule of the evil one, we belong to God, Jesus Christ keeps us safe and we quit living in sin. </text:span><text:span text:style-name="T5">The Son of God came to give us understanding of our true God, we live in union with the true God and Jesus Christ. We should keep ourselve from false god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2T09:25:24.577066296</meta:creation-date>
    <dc:date>2022-06-02T09:44:13.344984975</dc:date>
    <meta:editing-duration>PT18M47S</meta:editing-duration>
    <meta:editing-cycles>8</meta:editing-cycles>
    <meta:generator>LibreOffice/6.4.7.2$Linux_X86_64 LibreOffice_project/40$Build-2</meta:generator>
    <meta:document-statistic meta:table-count="0" meta:image-count="0" meta:object-count="0" meta:page-count="1" meta:paragraph-count="4" meta:word-count="374" meta:character-count="1815" meta:non-whitespace-character-count="1449"/>
  </office:meta>
</office:document-meta>
</file>